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0aeb30" officeooo:paragraph-rsid="000aeb30" style:font-size-asian="8pt" style:font-size-complex="8pt"/>
    </style:style>
    <style:style style:name="P2" style:family="paragraph" style:parent-style-name="Preformatted_20_Text">
      <style:paragraph-properties fo:background-color="#99cccc">
        <style:background-image/>
      </style:paragraph-properties>
      <style:text-properties fo:font-size="8pt" officeooo:rsid="000aeb30" officeooo:paragraph-rsid="000aeb30" style:font-size-asian="8pt" style:font-size-complex="8pt"/>
    </style:style>
    <style:style style:name="P3" style:family="paragraph" style:parent-style-name="Preformatted_20_Text">
      <style:paragraph-properties fo:background-color="#99ccff">
        <style:background-image/>
      </style:paragraph-properties>
      <style:text-properties fo:font-size="8pt" officeooo:rsid="000aeb30" officeooo:paragraph-rsid="000aeb30" style:font-size-asian="8pt" style:font-size-complex="8pt"/>
    </style:style>
    <style:style style:name="P4" style:family="paragraph" style:parent-style-name="Preformatted_20_Text">
      <style:paragraph-properties fo:background-color="#99ccff">
        <style:background-image/>
      </style:paragraph-properties>
      <style:text-properties fo:font-size="8pt" officeooo:rsid="000aeb30" officeooo:paragraph-rsid="000aeb30" style:font-size-asian="8pt" style:font-size-complex="8pt"/>
    </style:style>
    <style:style style:name="P5" style:family="paragraph" style:parent-style-name="Preformatted_20_Text">
      <style:paragraph-properties fo:background-color="#cccccc">
        <style:background-image/>
      </style:paragraph-properties>
      <style:text-properties fo:font-size="8pt" officeooo:rsid="000aeb30" officeooo:paragraph-rsid="000aeb30" style:font-size-asian="8pt" style:font-size-complex="8pt"/>
    </style:style>
    <style:style style:name="T1" style:family="text">
      <style:text-properties officeooo:rsid="000e5f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ublic class VistaJuego extends View implements SensorEventListener{</text:p>
      <text:p text:style-name="P1"><text:tab/>//<text:tab/>COCHES<text:tab/>//</text:p>
      <text:p text:style-name="P1"><text:tab/>private Vector&lt;Grafico&gt; Coches;<text:tab/>//Vector con los Coches</text:p>
      <text:p text:style-name="P1"><text:tab/>private int numCoches = 5;<text:tab/>//Número inicial de Coches</text:p>
      <text:p text:style-name="P1"><text:tab/>private int numMotos = 3;<text:tab/>//Fragmentos/Motos en que se dividirá un Coche</text:p>
      <text:p text:style-name="P1"/>
      <text:p text:style-name="P1"><text:tab/>// BICI //</text:p>
      <text:p text:style-name="P1"><text:tab/>private Grafico bici;</text:p>
      <text:p text:style-name="P1"><text:tab/>private int giroBici;<text:tab/>//Incremento en la dirección de la bici</text:p>
      <text:p text:style-name="P1"><text:tab/>private float aceleracionBici;<text:tab/>//Aumento de velocidad en la bici</text:p>
      <text:p text:style-name="P1"><text:tab/>private static final int PASO_GIRO_BICI = 5;</text:p>
      <text:p text:style-name="P1"><text:tab/>private static final float PASO_ACELERACION_BICI = 1.5f;</text:p>
      <text:p text:style-name="P1"><text:tab/></text:p>
      <text:p text:style-name="P1"><text:tab/>// THREAD Y TIEMPO //</text:p>
      <text:p text:style-name="P1"><text:tab/>//Hilo encargado de procesar el tiempo</text:p>
      <text:p text:style-name="P1"><text:tab/>private HiloJuego hiloJuego;</text:p>
      <text:p text:style-name="P1"><text:tab/>//Tiempo que debe transcurrir para procesar cambios (ms)</text:p>
      <text:p text:style-name="P1"><text:tab/>private static int PERIODO_PROCESO = 50;</text:p>
      <text:p text:style-name="P1"><text:tab/>//Momento en el que se realizó el último proceso</text:p>
      <text:p text:style-name="P1"><text:tab/>private long ultimoProceso = 0;</text:p>
      <text:p text:style-name="P1"><text:tab/></text:p>
      <text:p text:style-name="P2"><text:tab/>// PANTALLA TÁCTIL //</text:p>
      <text:p text:style-name="P2"><text:tab/>// Las variables mX y mY se utilizarán para recordar</text:p>
      <text:p text:style-name="P2"><text:tab/>// las coordenadas del último evento.</text:p>
      <text:p text:style-name="P2"><text:tab/>private float mX=0, mY=0;</text:p>
      <text:p text:style-name="P2"><text:tab/>private boolean disparo=false;</text:p>
      <text:p text:style-name="P2"><text:tab/></text:p>
      <text:p text:style-name="P2"><text:tab/>// RUEDA //</text:p>
      <text:p text:style-name="P2"><text:tab/>private Grafico rueda;</text:p>
      <text:p text:style-name="P2"><text:tab/>private static int VELOCIDAD_RUEDA = 12;</text:p>
      <text:p text:style-name="P2"><text:tab/>private boolean ruedaActiva;</text:p>
      <text:p text:style-name="P2"><text:tab/>private int distanciaRueda;</text:p>
      <text:p text:style-name="P2"><text:tab/></text:p>
      <text:p text:style-name="P2"><text:tab/>// VARIABLES GLOBALES //</text:p>
      <text:p text:style-name="P2"><text:tab/>//Controlar si la aplicación está en segundo plano</text:p>
      <text:p text:style-name="P2"><text:tab/>private boolean corriendo = false;</text:p>
      <text:p text:style-name="P2"><text:tab/>//Controlar si la aplicación está en pausa</text:p>
      <text:p text:style-name="P2"><text:tab/>private boolean pausa;</text:p>
      <text:p text:style-name="P1"><text:tab/></text:p>
      <text:p text:style-name="P1"><text:tab/>public VistaJuego(Context contexto, AttributeSet atributos) {</text:p>
      <text:p text:style-name="P1"><text:tab/>super(contexto, atributos);</text:p>
      <text:p text:style-name="P1"><text:tab/>Drawable graficoBici, graficoCoche, graficoRueda;</text:p>
      <text:p text:style-name="P1"><text:tab/>//Obtenemos la imagen/recurso del coche</text:p>
      <text:p text:style-name="P1"><text:tab/>graficoCoche = contexto.getResources().getDrawable(R.drawable.coche);</text:p>
      <text:p text:style-name="P1"/>
      <text:p text:style-name="P1"><text:tab/>//vector para contener todos los coches que irán por la pantalla</text:p>
      <text:p text:style-name="P1"><text:tab/>// los coches tienen valores aleatorios en velocidad, dirección y rotación.</text:p>
      <text:p text:style-name="P1"><text:tab/>Coches = new Vector&lt;Grafico&gt;();</text:p>
      <text:p text:style-name="P1"><text:tab/>for (int i=0; i&lt;numCoches; i++) {</text:p>
      <text:p text:style-name="P1"><text:tab/><text:tab/>Grafico coche = new Grafico(this, graficoCoche);</text:p>
      <text:p text:style-name="P1"><text:tab/><text:tab/>coche.setIncX(Math.random() * 4 - 2);</text:p>
      <text:p text:style-name="P1"><text:tab/><text:tab/>coche.setIncY(Math.random() * 4 - 2);</text:p>
      <text:p text:style-name="P1"><text:tab/><text:tab/>coche.setAngulo((int) (Math.random() * 360));</text:p>
      <text:p text:style-name="P1"><text:tab/><text:tab/>coche.setRotacion((int) (Math.random() * 8 - 4));</text:p>
      <text:p text:style-name="P1"><text:tab/><text:tab/>Coches.add(coche);</text:p>
      <text:p text:style-name="P1"><text:tab/>}</text:p>
      <text:p text:style-name="P1"><text:tab/><text:tab/></text:p>
      <text:p text:style-name="P1"><text:tab/>//BICI</text:p>
      <text:p text:style-name="P1"><text:tab/>graficoBici = contexto.getResources().getDrawable(R.drawable.bici);</text:p>
      <text:p text:style-name="P1"><text:tab/>bici = new Grafico(this, graficoBici);</text:p>
      <text:p text:style-name="P1"><text:s text:c="6"/>// CONTROL DEL HILO DEL JUEGO</text:p>
      <text:p text:style-name="P2"><text:tab/>corriendo = true;</text:p>
      <text:p text:style-name="P1"><text:tab/><text:tab/></text:p>
      <text:p text:style-name="P2"><text:tab/>// RUEDA</text:p>
      <text:p text:style-name="P2"><text:tab/></text:p>
      <text:p text:style-name="P2"><text:tab/>graficoRueda = contexto.getResources().getDrawable(R.drawable.rueda);</text:p>
      <text:p text:style-name="P2"/>
      <text:p text:style-name="P2"><text:tab/>rueda = new Grafico(this, graficoRueda);</text:p>
      <text:p text:style-name="P2"><text:tab/>ruedaActiva = false;</text:p>
      <text:p text:style-name="P1"><text:tab/><text:tab/></text:p>
      <text:p text:style-name="P1"><text:tab/>}</text:p>
      <text:p text:style-name="P1"><text:tab/>//Al comenzar y dibujar por primera vez la pantalla del juego</text:p>
      <text:p text:style-name="P1"><text:tab/>@Override</text:p>
      <text:p text:style-name="P1"><text:tab/>protected void onSizeChanged(int w, int h, int oldw, int oldh) {</text:p>
      <text:p text:style-name="P1"><text:tab/><text:tab/>super.onSizeChanged(w, h, oldw, oldh);</text:p>
      <text:p text:style-name="P1"/>
      <text:p text:style-name="P1"><text:tab/><text:tab/>//Dibujamos los coches en posiciones aleatorias</text:p>
      <text:p text:style-name="P1"><text:tab/><text:tab/>for (Grafico coche: Coches) {</text:p>
      <text:p text:style-name="P1"><text:tab/><text:tab/><text:tab/>do {</text:p>
      <text:p text:style-name="P1"><text:soft-page-break/><text:tab/><text:tab/><text:tab/><text:tab/>coche.setPosX(Math.random()*(w-coche.getAncho()));</text:p>
      <text:p text:style-name="P1"><text:tab/><text:tab/><text:tab/><text:tab/>coche.setPosY(Math.random()*(h-coche.getAlto()));</text:p>
      <text:p text:style-name="P1"><text:tab/><text:tab/><text:tab/>} while (coche.distancia(bici) &lt; (w+h)/5);</text:p>
      <text:p text:style-name="P1"><text:tab/><text:tab/>}</text:p>
      <text:p text:style-name="P1"><text:tab/><text:tab/></text:p>
      <text:p text:style-name="P1"><text:tab/><text:tab/>//Para la bici ponemos la posición central de la pantalla</text:p>
      <text:p text:style-name="P1"><text:tab/><text:tab/>bici.setPosX((w-bici.getAncho())/2);</text:p>
      <text:p text:style-name="P1"><text:tab/><text:tab/>bici.setPosY((h-bici.getAlto())/2);</text:p>
      <text:p text:style-name="P1"><text:tab/><text:tab/></text:p>
      <text:p text:style-name="P1"><text:tab/><text:tab/>//HILO QUE CONTROLA EL JUEGO</text:p>
      <text:p text:style-name="P1"><text:tab/><text:tab/>hiloJuego = new HiloJuego();</text:p>
      <text:p text:style-name="P1"><text:tab/><text:tab/>hiloJuego.start();</text:p>
      <text:p text:style-name="P1"><text:tab/>}</text:p>
      <text:p text:style-name="P1"><text:tab/></text:p>
      <text:p text:style-name="P1"><text:tab/>@Override</text:p>
      <text:p text:style-name="P1"><text:tab/>protected void onDraw(Canvas canvas) {</text:p>
      <text:p text:style-name="P1"><text:tab/><text:tab/>super.onDraw(canvas);</text:p>
      <text:p text:style-name="P1"><text:tab/><text:tab/>//Dibujamos cada uno de los coches</text:p>
      <text:p text:style-name="P1"><text:tab/><text:tab/>for (Grafico coche: Coches) {</text:p>
      <text:p text:style-name="P1"><text:tab/><text:tab/><text:tab/>coche.dibujaGrafico(canvas);</text:p>
      <text:p text:style-name="P1"><text:tab/><text:tab/>}</text:p>
      <text:p text:style-name="P1"><text:tab/><text:tab/>//Dibujamos la bici</text:p>
      <text:p text:style-name="P1"><text:tab/><text:tab/>bici.dibujaGrafico(canvas);</text:p>
      <text:p text:style-name="P1"><text:tab/><text:tab/>//Dibujamos la rueda si lo indica la variable ruedaActiva</text:p>
      <text:p text:style-name="P1"><text:tab/><text:tab/>if (ruedaActiva)</text:p>
      <text:p text:style-name="P1"><text:tab/><text:tab/><text:tab/>rueda.dibujaGrafico(canvas);</text:p>
      <text:p text:style-name="P1"><text:tab/>}</text:p>
      <text:p text:style-name="P1"><text:tab/></text:p>
      <text:p text:style-name="P1"><text:tab/>protected synchronized void actualizaMovimiento() {</text:p>
      <text:p text:style-name="P1"><text:tab/>long ahora = System.currentTimeMillis();</text:p>
      <text:p text:style-name="P1"><text:tab/>// No hacemos nada si el período de proceso no se ha cumplido.</text:p>
      <text:p text:style-name="P1"><text:tab/>if (ultimoProceso + PERIODO_PROCESO &gt; ahora) {</text:p>
      <text:p text:style-name="P1"><text:tab/><text:tab/>return;</text:p>
      <text:p text:style-name="P1"><text:tab/>}</text:p>
      <text:p text:style-name="P1"><text:tab/>// Para una ejecución en tiempo real calculamos retardo</text:p>
      <text:p text:style-name="P1"><text:tab/>double retardo = (ahora - ultimoProceso) / PERIODO_PROCESO;</text:p>
      <text:p text:style-name="P1"><text:tab/>// Actualizamos la posición de la bici</text:p>
      <text:p text:style-name="P1"><text:tab/>bici.setAngulo((int) (bici.getAngulo() + giroBici * retardo));</text:p>
      <text:p text:style-name="P1"><text:tab/>double nIncX = bici.getIncX() + aceleracionBici</text:p>
      <text:p text:style-name="P1"><text:tab/><text:tab/><text:tab/>* Math.cos(Math.toRadians(bici.getAngulo())) * retardo;</text:p>
      <text:p text:style-name="P1"><text:tab/>double nIncY = bici.getIncY() + aceleracionBici</text:p>
      <text:p text:style-name="P1"><text:tab/><text:tab/><text:tab/>* Math.sin(Math.toRadians(bici.getAngulo())) * retardo;</text:p>
      <text:p text:style-name="P1"><text:tab/>if (Grafico.distanciaE(0, 0, nIncX, nIncY) &lt;= Grafico.getMaxVelocidad()) {</text:p>
      <text:p text:style-name="P1"><text:tab/><text:tab/>bici.setIncX(nIncX);</text:p>
      <text:p text:style-name="P1"><text:tab/><text:tab/>bici.setIncY(nIncY);</text:p>
      <text:p text:style-name="P1"><text:tab/>}</text:p>
      <text:p text:style-name="P1"><text:tab/>bici.incrementaPos();</text:p>
      <text:p text:style-name="P2"><text:tab/>bici.setIncX(0);</text:p>
      <text:p text:style-name="P2"><text:tab/>bici.setIncY(0);</text:p>
      <text:p text:style-name="P1"><text:tab/>//Movemos los coches</text:p>
      <text:p text:style-name="P1"><text:tab/>for (Grafico coche : Coches) {</text:p>
      <text:p text:style-name="P1"><text:tab/><text:tab/>coche.incrementaPos();</text:p>
      <text:p text:style-name="P1"><text:tab/>}</text:p>
      <text:p text:style-name="P1"><text:tab/>ultimoProceso = ahora;</text:p>
      <text:p text:style-name="P1"><text:tab/></text:p>
      <text:p text:style-name="P2"><text:tab/>if (ruedaActiva) { //Movemos la rueda</text:p>
      <text:p text:style-name="P2"><text:tab/><text:tab/>rueda.incrementaPos();</text:p>
      <text:p text:style-name="P2"><text:tab/><text:tab/>distanciaRueda--;</text:p>
      <text:p text:style-name="P2"><text:tab/><text:tab/>if (distanciaRueda&lt;0) {</text:p>
      <text:p text:style-name="P2"><text:tab/><text:tab/><text:tab/>ruedaActiva = false;</text:p>
      <text:p text:style-name="P2"><text:tab/><text:tab/>} else {</text:p>
      <text:p text:style-name="P2"><text:tab/><text:tab/><text:tab/>for (int i=0; i&lt;Coches.size(); i++) {</text:p>
      <text:p text:style-name="P2"><text:tab/><text:tab/><text:tab/><text:tab/>if (rueda.verificaColision(Coches.elementAt(i))) {</text:p>
      <text:p text:style-name="P2"><text:tab/><text:tab/><text:tab/><text:tab/><text:tab/>destruyeCoche(i);</text:p>
      <text:p text:style-name="P2"><text:tab/><text:tab/><text:tab/><text:tab/><text:tab/>i=Coches.size();</text:p>
      <text:p text:style-name="P2"><text:tab/><text:tab/><text:tab/><text:tab/><text:tab/>ruedaActiva=false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1"><text:tab/>} // del metodo actualizaMovimiento</text:p>
      <text:p text:style-name="P1"/>
      <text:p text:style-name="P1"><text:tab/>private class HiloJuego extends Thread {</text:p>
      <text:p text:style-name="P1"><text:tab/>@Override</text:p>
      <text:p text:style-name="P1"><text:tab/>public void run() {</text:p>
      <text:p text:style-name="P1"><text:tab/> <text:s/>while (true) {</text:p>
      <text:p text:style-name="P2"><text:tab/><text:tab/>while (corriendo) {</text:p>
      <text:p text:style-name="P1"><text:tab/> <text:s text:c="6"/><text:tab/><text:tab/>actualizaMovimiento();</text:p>
      <text:p text:style-name="P1"><text:tab/><text:tab/>}</text:p>
      <text:p text:style-name="P1"><text:tab/>}</text:p>
      <text:p text:style-name="P1"><text:soft-page-break/><text:tab/>}</text:p>
      <text:p text:style-name="P1"><text:tab/>}</text:p>
      <text:p text:style-name="P1"><text:tab/>// <text:span text:style-name="T1">TODA LA GESTION DE Teclado y Pantalla Taltil</text:span></text:p>
      <text:p text:style-name="P3"><text:tab/>@Override</text:p>
      <text:p text:style-name="P3"><text:tab/>public boolean onKeyDown(int codigoTecla, KeyEvent evento) {</text:p>
      <text:p text:style-name="P3"><text:tab/><text:tab/>super.onKeyDown(codigoTecla, evento);</text:p>
      <text:p text:style-name="P3"><text:tab/><text:tab/>//Procesamos la pulsación</text:p>
      <text:p text:style-name="P3"><text:tab/><text:tab/>boolean pulsacion=true;</text:p>
      <text:p text:style-name="P3"><text:tab/><text:tab/>switch (codigoTecla) {</text:p>
      <text:p text:style-name="P3"><text:tab/><text:tab/><text:tab/>case KeyEvent.KEYCODE_DPAD_UP:</text:p>
      <text:p text:style-name="P3"><text:tab/><text:tab/><text:tab/><text:tab/>aceleracionBici=+PASO_ACELERACION_BICI;</text:p>
      <text:p text:style-name="P3"><text:tab/><text:tab/><text:tab/><text:tab/>break;</text:p>
      <text:p text:style-name="P3"><text:tab/><text:tab/><text:tab/>case KeyEvent.KEYCODE_DPAD_LEFT:</text:p>
      <text:p text:style-name="P3"><text:tab/><text:tab/><text:tab/><text:tab/>giroBici=-PASO_GIRO_BICI;</text:p>
      <text:p text:style-name="P3"><text:tab/><text:tab/><text:tab/><text:tab/>break;</text:p>
      <text:p text:style-name="P3"><text:tab/><text:tab/><text:tab/>case KeyEvent.KEYCODE_DPAD_RIGHT:</text:p>
      <text:p text:style-name="P3"><text:tab/><text:tab/><text:tab/><text:tab/>giroBici=+PASO_GIRO_BICI;</text:p>
      <text:p text:style-name="P3"><text:tab/><text:tab/><text:tab/><text:tab/>break;</text:p>
      <text:p text:style-name="P3"><text:tab/><text:tab/><text:tab/>case KeyEvent.KEYCODE_DPAD_CENTER:</text:p>
      <text:p text:style-name="P3"><text:tab/><text:tab/><text:tab/>case KeyEvent.KEYCODE_ENTER:</text:p>
      <text:p text:style-name="P3"><text:tab/><text:tab/><text:tab/><text:tab/>lanzarRueda();</text:p>
      <text:p text:style-name="P3"><text:tab/><text:tab/><text:tab/><text:tab/>break;</text:p>
      <text:p text:style-name="P3"><text:tab/><text:tab/><text:tab/>default:</text:p>
      <text:p text:style-name="P3"><text:tab/><text:tab/><text:tab/>//Si estamos aquí no hemos pulsado nada que nos interese</text:p>
      <text:p text:style-name="P3"><text:tab/><text:tab/><text:tab/><text:tab/>pulsacion=false;</text:p>
      <text:p text:style-name="P3"><text:tab/><text:tab/><text:tab/><text:tab/>break;</text:p>
      <text:p text:style-name="P3"><text:tab/><text:tab/>}</text:p>
      <text:p text:style-name="P3"><text:tab/><text:tab/>return pulsacion;</text:p>
      <text:p text:style-name="P3"><text:tab/>}</text:p>
      <text:p text:style-name="P3"><text:tab/></text:p>
      <text:p text:style-name="P3"><text:tab/>@Override</text:p>
      <text:p text:style-name="P3"><text:tab/>public boolean onKeyUp(int codigoTecla, KeyEvent evento) {</text:p>
      <text:p text:style-name="P3"><text:tab/><text:tab/>super.onKeyUp(codigoTecla, evento);</text:p>
      <text:p text:style-name="P3"><text:tab/><text:tab/>//Procesamos la pulsación</text:p>
      <text:p text:style-name="P3"><text:tab/><text:tab/>boolean pulsacion=true;</text:p>
      <text:p text:style-name="P3"><text:tab/><text:tab/>switch (codigoTecla) {</text:p>
      <text:p text:style-name="P3"><text:tab/><text:tab/><text:tab/>case KeyEvent.KEYCODE_DPAD_UP:</text:p>
      <text:p text:style-name="P3"><text:tab/><text:tab/><text:tab/><text:tab/>//aceleracionBici=0;</text:p>
      <text:p text:style-name="P3"><text:tab/><text:tab/><text:tab/><text:tab/>break;</text:p>
      <text:p text:style-name="P3"><text:tab/><text:tab/><text:tab/>case KeyEvent.KEYCODE_DPAD_LEFT:</text:p>
      <text:p text:style-name="P3"><text:tab/><text:tab/><text:tab/>case KeyEvent.KEYCODE_DPAD_RIGHT:</text:p>
      <text:p text:style-name="P3"><text:tab/><text:tab/><text:tab/><text:tab/>giroBici=0;</text:p>
      <text:p text:style-name="P3"><text:tab/><text:tab/><text:tab/><text:tab/>break;</text:p>
      <text:p text:style-name="P3"><text:tab/><text:tab/><text:tab/>default:</text:p>
      <text:p text:style-name="P3"><text:tab/><text:tab/><text:tab/>//Si estamos aquí, no hemos pulsado nada que interese</text:p>
      <text:p text:style-name="P3"><text:tab/><text:tab/><text:tab/><text:tab/>pulsacion=false;</text:p>
      <text:p text:style-name="P3"><text:tab/><text:tab/><text:tab/><text:tab/>break;</text:p>
      <text:p text:style-name="P3"><text:tab/><text:tab/>}</text:p>
      <text:p text:style-name="P3"><text:tab/><text:tab/>return pulsacion;</text:p>
      <text:p text:style-name="P3"><text:tab/>}</text:p>
      <text:p text:style-name="P3"/>
      <text:p text:style-name="P3"><text:tab/>@Override</text:p>
      <text:p text:style-name="P3"><text:tab/>public boolean onTouchEvent(MotionEvent evento) {</text:p>
      <text:p text:style-name="P3"><text:tab/> <text:s/>super.onTouchEvent(evento);</text:p>
      <text:p text:style-name="P3"><text:tab/> <text:s/>//Obtenemos la posición de la pulsación</text:p>
      <text:p text:style-name="P3"><text:tab/> <text:s/>float x=evento.getX();</text:p>
      <text:p text:style-name="P3"><text:tab/> <text:s/>float y=evento.getY();</text:p>
      <text:p text:style-name="P3"><text:tab/> <text:s/>switch (evento.getAction()) {</text:p>
      <text:p text:style-name="P3"><text:tab/><text:tab/>//Al comenzar pulsación (ACTION_DOWN) se activa la variable disparo</text:p>
      <text:p text:style-name="P3"><text:tab/><text:tab/>case MotionEvent.ACTION_DOWN:</text:p>
      <text:p text:style-name="P3"><text:tab/><text:tab/><text:tab/>disparo=true;</text:p>
      <text:p text:style-name="P3"><text:tab/><text:tab/><text:tab/>break;</text:p>
      <text:p text:style-name="P3"><text:tab/><text:tab/>//Comprobar pulsación continuada con desplazamiento hor/ver.</text:p>
      <text:p text:style-name="P3"><text:tab/><text:tab/>//Si es asi, desactivamos disparo: se tratará de un movimiento</text:p>
      <text:p text:style-name="P3"><text:tab/><text:tab/>//se trata de un movimiento en vez de <text:s/>un disparo.</text:p>
      <text:p text:style-name="P3"><text:tab/><text:tab/>case MotionEvent.ACTION_MOVE:</text:p>
      <text:p text:style-name="P3"><text:tab/><text:tab/><text:tab/>float dx=Math.abs(x-mX);</text:p>
      <text:p text:style-name="P3"><text:tab/><text:tab/><text:tab/>float dy=Math.abs(y-mY);</text:p>
      <text:p text:style-name="P3"><text:tab/><text:tab/><text:tab/>//Un desplazamiento del dedo horizontal hace girar la bici.</text:p>
      <text:p text:style-name="P3"><text:tab/><text:tab/><text:tab/>if (dy&lt;6 &amp;&amp; dx&gt;6)<text:tab/></text:p>
      <text:p text:style-name="P3"><text:tab/><text:tab/><text:tab/>{</text:p>
      <text:p text:style-name="P3"><text:tab/><text:tab/><text:tab/>giroBici = Math.round((x-mX)/2);</text:p>
      <text:p text:style-name="P3"><text:tab/><text:tab/><text:tab/>disparo = false;</text:p>
      <text:p text:style-name="P3"><text:tab/><text:tab/><text:tab/>} else //Un desplazamiento vertical produce una aceleración.</text:p>
      <text:p text:style-name="P3"><text:s text:c="21"/>if (dx&lt;6 &amp;&amp; dy&gt;6)<text:tab/></text:p>
      <text:p text:style-name="P3"><text:tab/><text:tab/><text:tab/><text:tab/>{</text:p>
      <text:p text:style-name="P3"><text:tab/><text:tab/><text:tab/><text:tab/>aceleracionBici = Math.round((mY-y)/25);</text:p>
      <text:p text:style-name="P3"><text:tab/><text:tab/><text:tab/><text:tab/>disparo = false;</text:p>
      <text:p text:style-name="P3"><text:tab/><text:tab/><text:tab/><text:tab/>}</text:p>
      <text:p text:style-name="P3"><text:tab/><text:tab/><text:tab/>break;</text:p>
      <text:p text:style-name="P3"><text:soft-page-break/><text:tab/><text:tab/>//Si se levanta el dedo (ACTION_UP) sin haberse producido desplazamiento horizontal o vertical</text:p>
      <text:p text:style-name="P3"><text:tab/><text:tab/>//disparo estará activado y lo que hacemos es disparar</text:p>
      <text:p text:style-name="P3"><text:tab/><text:tab/>case MotionEvent.ACTION_UP:</text:p>
      <text:p text:style-name="P3"><text:tab/><text:tab/><text:tab/>giroBici = 0;</text:p>
      <text:p text:style-name="P3"><text:tab/><text:tab/><text:tab/>aceleracionBici = 0;</text:p>
      <text:p text:style-name="P3"><text:tab/><text:tab/><text:tab/>if (disparo){</text:p>
      <text:p text:style-name="P3"><text:tab/><text:tab/><text:tab/><text:tab/>lanzarRueda();</text:p>
      <text:p text:style-name="P3"><text:tab/><text:tab/><text:tab/>}</text:p>
      <text:p text:style-name="P3"><text:tab/><text:tab/><text:tab/>break;</text:p>
      <text:p text:style-name="P3"><text:tab/><text:tab/>}</text:p>
      <text:p text:style-name="P3"><text:tab/><text:tab/>mX=x; mY=y;</text:p>
      <text:p text:style-name="P3"><text:tab/><text:tab/>return true;</text:p>
      <text:p text:style-name="P3"><text:tab/>}</text:p>
      <text:p text:style-name="P3"/>
      <text:p text:style-name="P3"><text:tab/></text:p>
      <text:p text:style-name="P3"><text:tab/>private void destruyeCoche(int i) {</text:p>
      <text:p text:style-name="P3"><text:tab/><text:tab/>Coches.remove(i);</text:p>
      <text:p text:style-name="P3"><text:tab/><text:tab/>ruedaActiva = false;</text:p>
      <text:p text:style-name="P3"><text:tab/><text:tab/>//Activamos el sonido de explosión</text:p>
      <text:p text:style-name="P3"><text:tab/><text:tab/>MediaPlayer miMediaPlayer = </text:p>
      <text:p text:style-name="P3"><text:tab/><text:tab/>MediaPlayer.create(getContext(), R.raw.explosion);</text:p>
      <text:p text:style-name="P3"><text:tab/><text:tab/>miMediaPlayer.start();</text:p>
      <text:p text:style-name="P3"><text:tab/>}</text:p>
      <text:p text:style-name="P3"><text:tab/></text:p>
      <text:p text:style-name="P3"><text:tab/>private void lanzarRueda() {</text:p>
      <text:p text:style-name="P3"><text:tab/>rueda.setPosX(bici.getPosX() + bici.getAncho()/2 - rueda.getAncho()/2);</text:p>
      <text:p text:style-name="P3"><text:tab/>rueda.setPosY(bici.getPosY() + bici.getAlto()/2 - rueda.getAlto()/2);</text:p>
      <text:p text:style-name="P3"><text:tab/>rueda.setAngulo(bici.getAngulo());</text:p>
      <text:p text:style-name="P3"><text:tab/>rueda.setIncX(Math.cos(Math.toRadians(rueda.getAngulo())) * VELOCIDAD_RUEDA);</text:p>
      <text:p text:style-name="P3"><text:tab/>rueda.setIncY(Math.sin(Math.toRadians(rueda.getAngulo())) * VELOCIDAD_RUEDA);</text:p>
      <text:p text:style-name="P3"><text:tab/>distanciaRueda = (int)Math.min(</text:p>
      <text:p text:style-name="P3"><text:tab/><text:tab/><text:tab/>this.getWidth() / Math.abs(rueda.getIncX()),</text:p>
      <text:p text:style-name="P3"><text:tab/><text:tab/><text:tab/>this.getHeight() / Math.abs(rueda.getIncY())) - 2;</text:p>
      <text:p text:style-name="P3"><text:tab/><text:tab/>ruedaActiva = true;</text:p>
      <text:p text:style-name="P3"><text:tab/>}</text:p>
      <text:p text:style-name="P3"><text:tab/></text:p>
      <text:p text:style-name="P5"><text:tab/>public HiloJuego getHilo(){</text:p>
      <text:p text:style-name="P5"><text:tab/><text:tab/>return hiloJuego;</text:p>
      <text:p text:style-name="P5"><text:tab/>}</text:p>
      <text:p text:style-name="P5"><text:tab/></text:p>
      <text:p text:style-name="P5"><text:tab/>public void setCorriendo(boolean corriendo) {</text:p>
      <text:p text:style-name="P5"><text:tab/><text:tab/>this.corriendo = corriendo;</text:p>
      <text:p text:style-name="P5"><text:tab/>}</text:p>
      <text:p text:style-name="P5"><text:tab/></text:p>
      <text:p text:style-name="P5"><text:tab/>public void setPausa(boolean pausa) {</text:p>
      <text:p text:style-name="P5"><text:tab/><text:tab/>this.pausa = pausa;</text:p>
      <text:p text:style-name="P5"><text:tab/>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1:59:29.340000000</dc:date>
    <meta:generator>LibreOffice/4.2.0.4$Windows_x86 LibreOffice_project/05dceb5d363845f2cf968344d7adab8dcfb2ba71</meta:generator>
    <meta:editing-duration>P0D</meta:editing-duration>
    <meta:editing-cycles>2</meta:editing-cycles>
    <meta:document-statistic meta:table-count="0" meta:image-count="0" meta:object-count="0" meta:page-count="4" meta:paragraph-count="280" meta:word-count="916" meta:character-count="8012" meta:non-whitespace-character-count="6790"/>
  </office:meta>
</office:document-meta>
</file>